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5mm"/>
    </style:style>
    <style:style style:name="co2" style:family="table-column">
      <style:table-column-properties fo:break-before="auto" style:column-width="29.35mm"/>
    </style:style>
    <style:style style:name="co3" style:family="table-column">
      <style:table-column-properties fo:break-before="auto" style:column-width="27.69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85.76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42.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7" style:family="table-cell" style:parent-style-name="Default" style:data-style-name="N41"/>
  </office:automatic-styles>
  <office:body>
    <office:spreadsheet>
      <table:calculation-settings table:automatic-find-labels="false"/>
      <table:table table:name="Kos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.00 €</text:p>
          </table:table-cell>
          <table:table-cell table:style-name="ce3" table:formula="of:=[.D2]*[.C2]*[.B2]" office:value-type="currency" office:currency="EUR" office:value="918" calcext:value-type="currency">
            <text:p>918.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nfrastruktur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.00 €</text:p>
          </table:table-cell>
          <table:table-cell table:formula="of:=[.C8]*[.D8]" office:value-type="currency" office:currency="EUR" office:value="70" calcext:value-type="currency">
            <text:p>70.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85" calcext:value-type="currency">
            <text:p>85.00 €</text:p>
          </table:table-cell>
          <table:table-cell table:formula="of:=[.C9]*[.D9]" office:value-type="currency" office:currency="EUR" office:value="42.5" calcext:value-type="currency">
            <text:p>42.5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.85 €</text:p>
          </table:table-cell>
          <table:table-cell table:formula="of:=[.D10]*[.C10]*[.B10]" office:value-type="currency" office:currency="EUR" office:value="117" calcext:value-type="currency">
            <text:p>117.00 €</text:p>
          </table:table-cell>
          <table:table-cell table:style-name="ce2" table:formula="of:=SUM([.E8:.E10])" office:value-type="currency" office:currency="EUR" office:value="229.5" calcext:value-type="currency">
            <text:p>229.50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Brauzutaten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currency" office:currency="EUR" office:value="1.92" calcext:value-type="currency">
            <text:p>1.92 €</text:p>
          </table:table-cell>
          <table:table-cell table:formula="of:=[.D13]*[.C13]*[.B13]" office:value-type="currency" office:currency="EUR" office:value="13.44" calcext:value-type="currency">
            <text:p>13.44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[.D14]*[.C14]*[.B14]" office:value-type="currency" office:currency="EUR" office:value="7.128" calcext:value-type="currency">
            <text:p>7.13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.03</text:p>
          </table:table-cell>
          <table:table-cell office:value-type="currency" office:currency="EUR" office:value="4.49" calcext:value-type="currency">
            <text:p>4.49 €</text:p>
          </table:table-cell>
          <table:table-cell table:formula="of:=[.D15]*[.C15]*[.B15]" office:value-type="currency" office:currency="EUR" office:value="0.5388" calcext:value-type="currency">
            <text:p>0.54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.15</text:p>
          </table:table-cell>
          <table:table-cell office:value-type="currency" office:currency="EUR" office:value="5.49" calcext:value-type="currency">
            <text:p>5.49 €</text:p>
          </table:table-cell>
          <table:table-cell table:formula="of:=[.D16]*[.C16]*[.B16]" office:value-type="currency" office:currency="EUR" office:value="3.294" calcext:value-type="currency">
            <text:p>3.29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.11</text:p>
          </table:table-cell>
          <table:table-cell office:value-type="currency" office:currency="EUR" office:value="4.89" calcext:value-type="currency">
            <text:p>4.89 €</text:p>
          </table:table-cell>
          <table:table-cell table:formula="of:=[.D17]*[.C17]*[.B17]" office:value-type="currency" office:currency="EUR" office:value="2.1516" calcext:value-type="currency">
            <text:p>2.15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3.5" calcext:value-type="currency">
            <text:p>3.50 €</text:p>
          </table:table-cell>
          <table:table-cell table:formula="of:=[.D18]*[.C18]*[.B18]" office:value-type="currency" office:currency="EUR" office:value="7" calcext:value-type="currency">
            <text:p>7.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.99 €</text:p>
          </table:table-cell>
          <table:table-cell table:formula="of:=[.D19]*[.C19]*[.B19]" office:value-type="currency" office:currency="EUR" office:value="5.99" calcext:value-type="currency">
            <text:p>5.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1.00 €</text:p>
          </table:table-cell>
          <table:table-cell table:formula="of:=[.D20]*[.C20]*[.B20]" office:value-type="currency" office:currency="EUR" office:value="8" calcext:value-type="currency">
            <text:p>8.00 €</text:p>
          </table:table-cell>
          <table:table-cell table:style-name="ce2" table:formula="of:=SUM([.E13:.E20])" office:value-type="currency" office:currency="EUR" office:value="47.5424" calcext:value-type="currency">
            <text:p>47.5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office:value-type="currency" office:currency="EUR" office:value="6.99" calcext:value-type="currency">
            <text:p>6.99 €</text:p>
          </table:table-cell>
          <table:table-cell table:formula="of:=[.D23]*ROUNDUP([.C23]*[.B23])" office:value-type="currency" office:currency="EUR" office:value="41.94" calcext:value-type="currency">
            <text:p>41.94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.20 €</text:p>
          </table:table-cell>
          <table:table-cell table:formula="of:=[.D24]*ROUNDUP([.C24]*[.B24])" office:value-type="currency" office:currency="EUR" office:value="9.6" calcext:value-type="currency">
            <text:p>9.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.65 €</text:p>
          </table:table-cell>
          <table:table-cell table:formula="of:=[.D25]*ROUNDUP([.C25]*[.B25])" office:value-type="currency" office:currency="EUR" office:value="13" calcext:value-type="currency">
            <text:p>13.0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6]*[.C26]*[.B26]" office:value-type="currency" office:currency="EUR" office:value="1.47" calcext:value-type="currency">
            <text:p>1.47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.49 €</text:p>
          </table:table-cell>
          <table:table-cell table:formula="of:=[.D27]*[.C27]*[.B27]" office:value-type="currency" office:currency="EUR" office:value="4.47" calcext:value-type="currency">
            <text:p>4.47 €</text:p>
          </table:table-cell>
          <table:table-cell/>
        </table:table-row>
        <table:table-row table:style-name="ro2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38" calcext:value-type="currency">
            <text:p>38.00 €</text:p>
          </table:table-cell>
          <table:table-cell table:formula="of:=[.B28]*[.C28]*[.D28]" office:value-type="currency" office:currency="EUR" office:value="38" calcext:value-type="currency">
            <text:p>38.00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.99 €</text:p>
          </table:table-cell>
          <table:table-cell table:formula="of:=[.D29]*[.C29]*[.B29]" office:value-type="currency" office:currency="EUR" office:value="4.99" calcext:value-type="currency">
            <text:p>4.99 €</text:p>
          </table:table-cell>
          <table:table-cell/>
        </table:table-row>
        <table:table-row table:style-name="ro2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.90 €</text:p>
          </table:table-cell>
          <table:table-cell table:formula="of:=SUM([.E23:.E31])" office:value-type="float" office:value="122.37" calcext:value-type="float">
            <text:p>122.3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3" table:formula="of:=[.E2]-SUM([.E8:.E31])" office:value-type="currency" office:currency="EUR" office:value="518.5876" calcext:value-type="currency">
            <text:p>518.59 €</text:p>
          </table:table-cell>
          <table:table-cell/>
        </table:table-row>
      </table:table>
      <table:table table:name="Braugeräte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opf 15L (Topf d=30cm h=20cm 14,15cm→10L 11,3cm-&gt;8L , Topf d=28cm, h=25cm 13cm→8L 16,24cm→10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Kosten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 (220g/Person)</text:p>
          </table:table-cell>
        </table:table-row>
        <table:table-row table:style-name="ro1">
          <table:table-cell/>
          <table:table-cell office:value-type="string" calcext:value-type="string">
            <text:p>Kartoffelsalat (160g/person)</text:p>
          </table:table-cell>
        </table:table-row>
        <table:table-row table:style-name="ro1">
          <table:table-cell/>
          <table:table-cell office:value-type="string" calcext:value-type="string">
            <text:p>Angemachter Käse (50g/Person)</text:p>
          </table:table-cell>
        </table:table-row>
        <table:table-row table:style-name="ro1">
          <table:table-cell/>
          <table:table-cell office:value-type="string" calcext:value-type="string">
            <text:p>Brot (330g/Person)</text:p>
          </table:table-cell>
        </table:table-row>
        <table:table-row table:style-name="ro1">
          <table:table-cell/>
          <table:table-cell office:value-type="string" calcext:value-type="string">
            <text:p>Bier (1L/Person)</text:p>
          </table:table-cell>
        </table:table-row>
        <table:table-row table:style-name="ro1">
          <table:table-cell/>
          <table:table-cell office:value-type="string" calcext:value-type="string">
            <text:p>Senf (1 Tube pro Person, eine süsse einen scharf)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 (2,5kg / Station 10L)</text:p>
          </table:table-cell>
        </table:table-row>
        <table:table-row table:style-name="ro1">
          <table:table-cell/>
          <table:table-cell office:value-type="string" calcext:value-type="string">
            <text:p>Hefe (2 Beutel auf 400ml Würze)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2">
          <table:table-cell/>
          <table:table-cell office:value-type="string" calcext:value-type="string">
            <text:p>löslicher Kaffee</text:p>
          </table:table-cell>
        </table:table-row>
      </table:table>
      <table:table table:name="Vorbereitung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: 2L pro Kochtopf in Messbec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  <table:table-row table:style-name="ro1">
          <table:table-cell/>
          <table:table-cell office:value-type="string" calcext:value-type="string">
            <text:p>Ausdrucken: Bewertung, Teilnahmebestätigung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Kurstag</text:p>
          </table:table-cell>
          <table:table-cell/>
        </table:table-row>
        <table:table-row table:style-name="ro2">
          <table:table-cell table:style-name="ce7" office:value-type="string" calcext:value-type="string">
            <text:p>7:30 Uhr</text:p>
          </table:table-cell>
          <table:table-cell office:value-type="string" calcext:value-type="string">
            <text:p>Sachen is auto packen</text:p>
          </table:table-cell>
        </table:table-row>
        <table:table-row table:style-name="ro2">
          <table:table-cell table:style-name="ce7" office:value-type="string" calcext:value-type="string">
            <text:p>8:00 Uhr</text:p>
          </table:table-cell>
          <table:table-cell office:value-type="string" calcext:value-type="string">
            <text:p>Kursraum herrichten</text:p>
          </table:table-cell>
        </table:table-row>
        <table:table-row table:style-name="ro2">
          <table:table-cell office:value-type="string" calcext:value-type="string">
            <text:p>9:00 Uhr</text:p>
          </table:table-cell>
          <table:table-cell office:value-type="string" calcext:value-type="string">
            <text:p>Kursbeginn – Vorstellung Einleitung – Gschichte braugeräte</text:p>
          </table:table-cell>
        </table:table-row>
        <table:table-row table:style-name="ro2">
          <table:table-cell office:value-type="string" calcext:value-type="string">
            <text:p>9:30 Uhr</text:p>
          </table:table-cell>
          <table:table-cell office:value-type="string" calcext:value-type="string">
            <text:p>Start des Brauens Wasser einfüllen in Toepfe</text:p>
          </table:table-cell>
        </table:table-row>
        <table:table-row table:style-name="ro2">
          <table:table-cell office:value-type="string" calcext:value-type="string">
            <text:p>10:30 Uhr</text:p>
          </table:table-cell>
          <table:table-cell office:value-type="string" calcext:value-type="string">
            <text:p>Leberkäse in den Ofen</text:p>
          </table:table-cell>
        </table:table-row>
        <table:table-row table:style-name="ro2">
          <table:table-cell office:value-type="string" calcext:value-type="string">
            <text:p>11:40 Uhr</text:p>
          </table:table-cell>
          <table:table-cell office:value-type="string" calcext:value-type="string">
            <text:p>Läutern</text:p>
          </table:table-cell>
        </table:table-row>
        <table:table-row table:style-name="ro2">
          <table:table-cell office:value-type="string" calcext:value-type="string">
            <text:p>12:51 Uhr</text:p>
          </table:table-cell>
          <table:table-cell office:value-type="string" calcext:value-type="string">
            <text:p>Töpfe zum Kochen auf Herd wieder</text:p>
          </table:table-cell>
        </table:table-row>
        <table:table-row table:style-name="ro2">
          <table:table-cell office:value-type="string" calcext:value-type="string">
            <text:p>13:40 Uhr</text:p>
          </table:table-cell>
          <table:table-cell office:value-type="string" calcext:value-type="string">
            <text:p>Würze kocht</text:p>
          </table:table-cell>
        </table:table-row>
        <table:table-row table:style-name="ro2">
          <table:table-cell office:value-type="string" calcext:value-type="string">
            <text:p>15:00 Uhr</text:p>
          </table:table-cell>
          <table:table-cell office:value-type="string" calcext:value-type="string">
            <text:p>filtern</text:p>
          </table:table-cell>
        </table:table-row>
        <table:table-row table:style-name="ro2">
          <table:table-cell office:value-type="string" calcext:value-type="string">
            <text:p>16:30 Uhr</text:p>
          </table:table-cell>
          <table:table-cell office:value-type="string" calcext:value-type="string">
            <text:p>Hefe ansetzen, Eis in Würze, abkühlen</text:p>
          </table:table-cell>
        </table:table-row>
        <table:table-row table:style-name="ro2">
          <table:table-cell office:value-type="string" calcext:value-type="string">
            <text:p>16:00 Uhr</text:p>
          </table:table-cell>
          <table:table-cell office:value-type="string" calcext:value-type="string">
            <text:p>Hefe in Würze bzw in 0,5l Petflaschen</text:p>
          </table:table-cell>
        </table:table-row>
        <table:table-row table:style-name="ro2">
          <table:table-cell office:value-type="string" calcext:value-type="string">
            <text:p>16:30 Uhr</text:p>
          </table:table-cell>
          <table:table-cell office:value-type="string" calcext:value-type="string">
            <text:p>Aufräumen</text:p>
          </table:table-cell>
        </table:table-row>
        <table:table-row table:style-name="ro2">
          <table:table-cell office:value-type="string" calcext:value-type="string">
            <text:p>17:00 Uhr</text:p>
          </table:table-cell>
          <table:table-cell office:value-type="string" calcext:value-type="string">
            <text:p>fertig</text:p>
          </table:table-cell>
        </table:table-row>
        <table:table-row table:style-name="ro2">
          <table:table-cell office:value-type="string" calcext:value-type="string">
            <text:p>17:30 Uhr</text:p>
          </table:table-cell>
          <table:table-cell office:value-type="string" calcext:value-type="string">
            <text:p>Aufräumen zu hause und sachen abspül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.00.0000</text:date>, <text:time style:data-style-name="N2" text:time-value="08:44:45.06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8-11-18T09:13:41.879000000</dc:date>
    <meta:editing-duration>PT2H7M53S</meta:editing-duration>
    <meta:editing-cycles>40</meta:editing-cycles>
    <meta:generator>LibreOffice/6.1.0.3$Windows_X86_64 LibreOffice_project/efb621ed25068d70781dc026f7e9c5187a4decd1</meta:generator>
    <meta:document-statistic meta:table-count="3" meta:cell-count="236" meta:object-count="0"/>
  </office:meta>
</office:document-meta>
</file>